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MethodsTests.addAdd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MethodsTests.addWithStringNameWhenMethod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withPrefixWhenGeneratingSetMethodUse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createWhenClassName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addWithStringNameWhenSuggestedMethod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createWithExistingGeneratorUses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doWithMethodSpecsAcceptsMethodSpe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dMethodsTests.withPrefixWhenGeneratingOtherMethodUse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withPrefixWhenGeneratingIsMethodUse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createWhenMethodNameGenerator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dMethodsTests.withPrefixWhenGeneratingGetMethodUse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